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ffffff" loext:opacity="100%"/>
    </style:style>
    <style:style style:name="T1" style:family="text">
      <style:text-properties officeooo:rsid="0004dd30"/>
    </style:style>
    <style:style style:name="T2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ns le cadre de ma formation AI engineer d'Openclassrooms je dois réaliser le projet ci-dessous sans me donner pour le moment une piste pour un workflow peux tu m'estimer le temps nécessaire <text:span text:style-name="T1">en heures</text:span> pour réaliser ce projet qui doit déboucher sur un notebook jupyter lab et une soutenance orale ? peux tu m'expliquer dans une optique de recherche d'emploi la valeur de ce projet et me donner avec justificaitons le niveau de difficulté de ce projet ?</text:p>
      <text:p text:style-name="Standard"/>
      <text:p text:style-name="Standard">Initiez-vous au MLOps (partie 1/2)</text:p>
      <text:p text:style-name="Standard">Plongez dans un problème de classification binaire appliqué à des données</text:p>
      <text:p text:style-name="Standard">bancaires. Découvrez la gestion du cycle de vie d’un modèle de machine learning.</text:p>
      <text:p text:style-name="Standard">Modélisez vos données en utilisant un outil de versionning des modèles : MLflow.</text:p>
      <text:p text:style-name="Standard">Compétences cibles</text:p>
      <text:p text:style-name="Standard">Gérer l'overfitting et l'underfitting avec les techniques adéquates</text:p>
      <text:p text:style-name="Standard">Identifier les hyperparamètres</text:p>
      <text:p text:style-name="Standard">Optimiser les fonctions d'activation</text:p>
      <text:p text:style-name="Standard">Surveiller la qualité des features</text:p>
      <text:p text:style-name="P1"/>
      <text:p text:style-name="Standard"><text:a xlink:type="simple" xlink:href="https://chatgpt.com/c/69879963-7cb4-832c-aca0-0500bbb36011" text:style-name="Internet_20_link" text:visited-style-name="Visited_20_Internet_20_Link"><text:span text:style-name="T2">https://chatgpt.com/c/69879963-7cb4-832c-aca0-0500bbb36011</text:span></text:a></text:p>
      <text:p text:style-name="P1"/>
      <text:p text:style-name="P2">Projet 6: Initiez-vous au MLOps (partie 1/2)</text:p>
      <text:p text:style-name="P2">Temps estimé: 50 heures soit 100 heures</text:p>
      <text:p text:style-name="P2">Motivation forte</text:p>
      <text:p text:style-name="P2">démontrer des compétences recherchées en MLOps avec versioning MLflow</text:p>
      <text:p text:style-name="P2">Difficulté moyenne/ avancé</text:p>
      <text:p text:style-name="P2">Comprendre ce qu'est le versioning de modèles et l'optimisation des hyperparamètres peut être chronophage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52:10.675181845</meta:creation-date>
    <meta:generator>LibreOffice/24.2.7.2$Linux_X86_64 LibreOffice_project/420$Build-2</meta:generator>
    <dc:date>2026-02-07T21:04:01.100155049</dc:date>
    <meta:editing-duration>PT11M50S</meta:editing-duration>
    <meta:editing-cycles>3</meta:editing-cycles>
    <meta:document-statistic meta:table-count="0" meta:image-count="0" meta:object-count="0" meta:page-count="1" meta:paragraph-count="17" meta:word-count="185" meta:character-count="1262" meta:non-whitespace-character-count="1094"/>
  </office:meta>
</office:document-meta>
</file>